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1" style:family="table-cell" style:parent-style-name="Default">
      <style:table-cell-properties fo:background-color="#a1467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00" calcext:value-type="float">
            <text:p>120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09" calcext:value-type="float">
            <text:p>1009</text:p>
          </table:table-cell>
          <table:table-cell table:style-name="ce14"/>
          <table:table-cell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0" calcext:value-type="float">
            <text:p>10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/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style-name="ce16" table:number-columns-repeated="99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40" office:value-type="float" office:value="1016" calcext:value-type="float">
            <text:p>1016</text:p>
          </table:table-cell>
          <table:table-cell table:style-name="ce14"/>
          <table:table-cell table:style-name="ce20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20" table:number-columns-repeated="3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200</text:p>
          </table:table-cell>
          <table:table-cell table:style-name="ce32" office:value-type="float" office:value="88" calcext:value-type="float">
            <text:p>88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float" office:value="67" calcext:value-type="float">
            <text:p>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float" office:value="1095" calcext:value-type="float">
            <text:p>1095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9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number-columns-repeated="6"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6:05:09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7-26T03:31:45.047000000</dc:date>
    <meta:editing-duration>P23DT14H48M10S</meta:editing-duration>
    <meta:editing-cycles>31</meta:editing-cycles>
    <meta:generator>LibreOffice/7.0.3.1$Windows_X86_64 LibreOffice_project/d7547858d014d4cf69878db179d326fc3483e082</meta:generator>
    <meta:document-statistic meta:table-count="2" meta:cell-count="649" meta:object-count="0"/>
  </office:meta>
</office:document-meta>
</file>